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509b5" officeooo:paragraph-rsid="000509b5"/>
    </style:style>
    <style:style style:name="P2" style:family="paragraph" style:parent-style-name="Standard">
      <style:text-properties officeooo:rsid="0006e69b" officeooo:paragraph-rsid="0006e69b"/>
    </style:style>
    <style:style style:name="P3" style:family="paragraph" style:parent-style-name="Standard">
      <style:text-properties officeooo:rsid="000813f5" officeooo:paragraph-rsid="000813f5"/>
    </style:style>
    <style:style style:name="P4" style:family="paragraph" style:parent-style-name="Standard">
      <style:text-properties officeooo:rsid="00098ea2" officeooo:paragraph-rsid="00098ea2"/>
    </style:style>
    <style:style style:name="P5" style:family="paragraph" style:parent-style-name="Standard">
      <style:text-properties officeooo:rsid="000a2d68" officeooo:paragraph-rsid="000a2d68"/>
    </style:style>
    <style:style style:name="P6" style:family="paragraph" style:parent-style-name="Standard">
      <style:text-properties officeooo:rsid="000cb108" officeooo:paragraph-rsid="000cb108"/>
    </style:style>
    <style:style style:name="T1" style:family="text">
      <style:text-properties officeooo:rsid="0006e69b"/>
    </style:style>
    <style:style style:name="T2" style:family="text">
      <style:text-properties officeooo:rsid="000813f5"/>
    </style:style>
    <style:style style:name="T3" style:family="text">
      <style:text-properties officeooo:rsid="00098ea2"/>
    </style:style>
    <style:style style:name="T4" style:family="text">
      <style:text-properties officeooo:rsid="000cb108"/>
    </style:style>
    <style:style style:name="T5" style:family="text">
      <style:text-properties officeooo:rsid="000d47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0ad <text:span text:style-name="T2">Gagner votre ennemie </text:span></text:p>
      <text:p text:style-name="P1"/>
      <text:p text:style-name="P1">Ce qui va faire va faire votre force c’est votre rapidité ( attention se guide <text:span text:style-name="T1">et réalisable que avec « combat à mort »dans ressource initiale</text:span></text:p>
      <text:p text:style-name="P1"/>
      <text:p text:style-name="P1">1) Premièrement a l’age 1 vous devez construire 2 a 3 casernes et en meme temps avec vos femmes des maisons en quantité sufissante ( 15 ) comme les maison se constrise vite vous pourrez rapidement atteindre l’age 2<text:tab/></text:p>
      <text:p text:style-name="P1">2) Avec vos carser<text:span text:style-name="T5">ne</text:span> déployer <text:span text:style-name="T5">le p</text:span>lus possible de soldat pour 2 raison</text:p>
      <text:p text:style-name="P1">-si vous tombé sur une IA agressive cela vous permetre de deffendre sans perdre de batiment et peut d’unité </text:p>
      <text:p text:style-name="P1">- <text:s/>cela vous permet de construire rapidement les batiment suivant et d’arrivé a l’age trois </text:p>
      <text:p text:style-name="P1"><text:tab/>- 2 forges ( 2 forges pour pouvoir réaliser plus rapidement les améliorations )</text:p>
      <text:p text:style-name="P1"><text:tab/>- 1 temple</text:p>
      <text:p text:style-name="P1"><text:tab/>- 1 centre ( cela vous permet de gagner en territoire et c’est très important sur une map 2 joueur</text:p>
      <text:p text:style-name="P1"/>
      <text:p text:style-name="P1">3) Vous <text:span text:style-name="T1">pouvez maintenant construire</text:span></text:p>
      <text:p text:style-name="P1">- <text:span text:style-name="T1">un arsenal</text:span></text:p>
      <text:p text:style-name="P2">-une forteresse </text:p>
      <text:p text:style-name="P2">- et les spécialité de votre civilisation</text:p>
      <text:p text:style-name="P2"/>
      <text:p text:style-name="P2">Une fois tout construis nous devons contruire une armé bien organisée ( 150 a 2000 )</text:p>
      <text:p text:style-name="P2">il faut au temps de pique que d’arché <text:s/>un<text:span text:style-name="T5">e</text:span> cavalerie et des engins de siege et des éléphant si possible </text:p>
      <text:p text:style-name="P2"/>
      <text:p text:style-name="P2">Bien organisé son attaque , pour bien l’organisé il faut savoir se que l’on veut faire soit on capture la ville soit on la détruit </text:p>
      <text:p text:style-name="P2"/>
      <text:p text:style-name="P2">Une fois le choix fais </text:p>
      <text:p text:style-name="P2"/>
      <text:p text:style-name="P2">Capture</text:p>
      <text:p text:style-name="P2">Pour <text:span text:style-name="T2">bien organisé sa capture </text:span></text:p>
      <text:p text:style-name="P2"><text:s/></text:p>
      <text:p text:style-name="P3">Détruire les armés ennemie : utiliser les piqués comme déffence pour les archés ne soit détruit , utiliser la cavalerie pour détruire les archés ennemie si vous avez des catapultes couvre vos soldat et utiliser vos engins de siege <text:s/>pour détruire les casrenes une fois l’armé vaincue utiliser tout vos soldats pour capture l’hotel de ville pour pouvez vous sevire de vos engins de sieges pour affaiblir l’hotel de ville il sera plus facile a capturé , une fois capturé les toure et jouée </text:p>
      <text:p text:style-name="P3"/>
      <text:p text:style-name="P3">Déstruction </text:p>
      <text:p text:style-name="P3"/>
      <text:p text:style-name="P3">La destruction est plus facile a réaliser mais vos sacrivier vos homme aux combat </text:p>
      <text:p text:style-name="P3">Une fois que vous êtes chez l’ennemie vous devez envoyés tout vos engin de siege sur l’hotel de ville car une fois l’hotel de ville détru<text:span text:style-name="T3">i</text:span>t tout se qui est autoure vas <text:span text:style-name="T3">se détruire </text:span></text:p>
      <text:p text:style-name="P3"/>
      <text:p text:style-name="P3"/>
      <text:p text:style-name="P3"/>
      <text:p text:style-name="P3"/>
      <text:p text:style-name="P3"/>
      <text:p text:style-name="P3"/>
      <text:p text:style-name="P4"><text:soft-page-break/>Guide 0ad Savoir défendre sa cités </text:p>
      <text:p text:style-name="P4"/>
      <text:p text:style-name="P6">Cela peut paraît bizard mais la meilleur deffence c’est l’attaque</text:p>
      <text:p text:style-name="P4"/>
      <text:p text:style-name="P4">Pour défence il penssé au tour , a l’age 1 les tours ne sont pas très forte <text:s/>sauf si vous avez voisin ennemie tr<text:span text:style-name="T4">è</text:span>s proche de vous . Cela va vous permetre d’enpeché l’ennemie de a construire des batiment proche de vous et le ralentit de ses constructions . Dans vos metés de préférence vous archés les plus fort et n’oublier pas d’activés tout vos améliorations </text:p>
      <text:p text:style-name="P4"/>
      <text:p text:style-name="P4">Avoir une armée bien équilibre sera toujours la plus fort , le nombre ne fait pas la force </text:p>
      <text:p text:style-name="P4">car vous pouvez avoir 20 archet et l’ennemie pour avoir 10 cavalier et pourtant il va vous écrasser !</text:p>
      <text:p text:style-name="P4"/>
      <text:p text:style-name="P5">Guide de 0ad Les bases </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0T15:22:12.675380581</meta:creation-date>
    <dc:date>2023-08-09T22:36:43.060093858</dc:date>
    <meta:editing-duration>PT8M40S</meta:editing-duration>
    <meta:editing-cycles>3</meta:editing-cycles>
    <meta:generator>LibreOffice/7.5.5.2$Linux_X86_64 LibreOffice_project/50$Build-2</meta:generator>
    <meta:document-statistic meta:table-count="0" meta:image-count="0" meta:object-count="0" meta:page-count="2" meta:paragraph-count="30" meta:word-count="500" meta:character-count="2770" meta:non-whitespace-character-count="2274"/>
  </office:meta>
</office:document-meta>
</file>